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e3f" officeooo:paragraph-rsid="00075e3f"/>
    </style:style>
    <style:style style:name="P2" style:family="paragraph" style:parent-style-name="Standard">
      <style:text-properties officeooo:rsid="0008fad9" officeooo:paragraph-rsid="0008f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resueltos</text:p>
      <text:p text:style-name="P1"/>
      <text:p text:style-name="P2">1 db.restaurantes.find().pretty()</text:p>
      <text:p text:style-name="P2">2 db.restaurantes.find({},{restaurant_id:1, name:1, borough:1, cuisine:1}).pretty()</text:p>
      <text:p text:style-name="P2">3 db.restaurantes.find({},{restaurant_id:1, name:1, borough:1, cuisine:1}).pretty()</text:p>
      <text:p text:style-name="P2">4 db.restaurantes.find({},{restaurant_id:1, name:1, borough:1, 'address.zipcode':1, _id:0}).pretty()</text:p>
      <text:p text:style-name="P2">5 db.restaurantes.find({borough: 'Bronx'},{_id:0}).pretty()</text:p>
      <text:p text:style-name="P2">6 db.restaurantes.find({borough: 'Bronx'},{_id:0}).pretty().limit(5)</text:p>
      <text:p text:style-name="P2">7 db.restaurantes.find({borough: 'Bronx'},{_id:0}).pretty().skip(5)</text:p>
      <text:p text:style-name="P2">8 db.restaurantes.find({'grades.score':{$gte: 90}},{_id:0}).pretty()</text:p>
      <text:p text:style-name="P2">9 db.restaurantes.find({'grades.score':{$gte: 80, $lte:100}},{_id:0}).pretty()</text:p>
      <text:p text:style-name="P2">10 db.restaurantes.find({'address.coord.0':{$gt: -94.754168}},{_id:0}).pretty()</text:p>
      <text:p text:style-name="P2">11 db.restaurantes.find({$and:[{'address.coord.1':{$lt: -65.754168}},{'grades.score':{$gt:70}},{cuisine:{$not:/American/}}]},{_id:0}).pretty()</text:p>
      <text:p text:style-name="P2">12 db.restaurantes.find({$and:[{'address.coord.0':{$lt: -65.754168}},{'grades.score':{$gt:70}},{cuisine:{$not:/American/}}]},{_id:0}).pretty()</text:p>
      <text:p text:style-name="P2">13 <text:s/>db.restaurantes.find({$and:[{borough:{$not:'Brooklyn'}},{'grades.grade':{$eq:'A'}},{cuisine:{$not:/American/}}]},{_id:0}).pretty().sort(cuisine:-1)</text:p>
      <text:p text:style-name="P2">14</text:p>
      <text:p text:style-name="P2">15</text:p>
      <text:p text:style-name="P2">16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4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1</text:p>
      <text:p text:style-name="P2">32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0T12:08:41.316980745</meta:creation-date>
    <dc:date>2020-01-10T14:13:47.566620280</dc:date>
    <meta:editing-duration>PT1H24M33S</meta:editing-duration>
    <meta:editing-cycles>4</meta:editing-cycles>
    <meta:generator>LibreOffice/6.3.2.2$Linux_X86_64 LibreOffice_project/30$Build-2</meta:generator>
    <meta:document-statistic meta:table-count="0" meta:image-count="0" meta:object-count="0" meta:page-count="1" meta:paragraph-count="33" meta:word-count="66" meta:character-count="1211" meta:non-whitespace-character-count="1177"/>
  </office:meta>
</office:document-meta>
</file>